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2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3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</style:style>
    <style:style style:name="gr4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5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885cm" fo:min-width="0.99cm"/>
    </style:style>
    <style:style style:name="gr7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9" style:family="graphic" style:parent-style-name="standard">
      <style:graphic-properties draw:fill-color="#dddddd" draw:textarea-horizontal-align="justify" draw:textarea-vertical-align="top" draw:auto-grow-height="false" fo:min-height="2.29cm" fo:min-width="5.8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2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4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5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6" style:family="graphic" style:parent-style-name="standard">
      <style:graphic-properties draw:fill-color="#faa61a" draw:textarea-horizontal-align="justify" draw:textarea-vertical-align="top" draw:auto-grow-height="false" fo:min-height="0.512cm" fo:min-width="3.31cm"/>
    </style:style>
    <style:style style:name="P1" style:family="paragraph">
      <style:paragraph-properties fo:text-align="start"/>
    </style:style>
    <style:style style:name="P2" style:family="paragraph">
      <loext:graphic-properties draw:fill-color="#faa61a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8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1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3.065cm">
          <text:p text:style-name="P1"><text:span text:style-name="T1">Helm chart:</text:span></text:p>
          <text:p text:style-name="P1"><text:span text:style-name="T1">senzing/</text:span><text:span text:style-name="T1">senzing-</text:span><text:span text:style-name="T1">stream-lo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3.81cm" svg:x="0.999cm" svg:y="17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3.81cm" svg:x="0.999cm" svg:y="8.62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4.175cm">
          <text:p text:style-name="P1"><text:span text:style-name="T1">Helm chart:</text:span></text:p>
          <text:p text:style-name="P1"><text:span text:style-name="T1">senzing/senzing-mock-</text:span><text:span text:style-name="T1">data-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5.207cm" svg:x="9.85cm" svg:y="0.993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5.08cm" svg:height="2.54cm" svg:x="1.635cm" svg:y="5.31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08cm" svg:height="2.54cm" svg:x="1.635cm" svg:y="18.6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1.635cm" svg:y="14.212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489cm" svg:height="1.816cm" svg:x="4.721cm" svg:y="18.958cm">
          <text:p text:style-name="P5"><text:span text:style-name="T2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7" draw:layer="layout" svg:width="4.445cm" svg:height="0.762cm" svg:x="1.962cm" svg:y="6.613cm">
          <text:p text:style-name="P5"><text:span text:style-name="T2">mock-data-genertor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445cm" svg:height="1.09cm" svg:x="1.965cm" svg:y="15.313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35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5.445cm" svg:y1="2.778cm" svg:x2="5.445cm" svg:y2="6.588cm">
          <text:p/>
        </draw:line>
        <draw:line draw:style-name="gr10" draw:text-style-name="P9" draw:layer="layout" svg:x1="5.445cm" svg:y1="7.342cm" svg:x2="5.445cm" svg:y2="9.891cm">
          <text:p/>
        </draw:line>
        <draw:custom-shape draw:style-name="gr11" draw:text-style-name="P10" draw:layer="layout" svg:width="4.445cm" svg:height="0.762cm" svg:x="1.862cm" svg:y="9.813cm">
          <text:p text:style-name="P5"><text:span text:style-name="T2">queue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5.445cm" svg:y1="16.383cm" svg:x2="5.445cm" svg:y2="19.09cm">
          <text:p/>
        </draw:line>
        <draw:custom-shape draw:style-name="gr12" draw:text-style-name="P7" draw:layer="layout" svg:width="3.81cm" svg:height="0.762cm" svg:x="10.404cm" svg:y="4.014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3.81cm" svg:height="0.762cm" svg:x="10.404cm" svg:y="5.03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3.81cm" svg:height="0.762cm" svg:x="10.404cm" svg:y="3.0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4.445cm" svg:height="0.762cm" svg:x="1.8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" draw:text-style-name="P2" draw:layer="layout" svg:width="3.81cm" svg:height="0.762cm" svg:x="10.404cm" svg:y="2.014cm">
          <text:p text:style-name="P1"><text:span text:style-name="T1">Helm chart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5.445cm" svg:y1="10.652cm" svg:x2="5.445cm" svg:y2="15.352cm">
          <text:p/>
        </draw:line>
        <draw:custom-shape draw:style-name="gr1" draw:text-style-name="P2" draw:layer="layout" svg:width="6.35cm" svg:height="3.81cm" svg:x="0.999cm" svg:y="21.965cm">
          <text:p text:style-name="P1"><text:span text:style-name="T1">Helm chart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08cm" svg:height="2.54cm" svg:x="1.635cm" svg:y="23.112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445cm" svg:height="1.09cm" svg:x="1.965cm" svg:y="24.213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5.445cm" svg:y1="20.783cm" svg:x2="5.445cm" svg:y2="24.4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5-14T10:38:14.257040842</dc:date>
    <meta:editing-duration>PT1H14M50S</meta:editing-duration>
    <meta:editing-cycles>26</meta:editing-cycles>
    <meta:generator>LibreOffice/6.0.7.3$Linux_X86_64 LibreOffice_project/00m0$Build-3</meta:generator>
    <meta:document-statistic meta:object-count="26"/>
  </office:meta>
</office:document-meta>
</file>